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06pt solid #000000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5" style:family="table-cell" style:parent-style-name="Default">
      <style:table-cell-properties fo:background-color="#999999"/>
    </style:style>
    <style:style style:name="ce23" style:family="table-cell" style:parent-style-name="Default" style:data-style-name="N11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5.38mm" svg:y="79.61mm">
            <draw:object draw:notify-on-update-of-ranges="Sheet1.A4:Sheet1.A13 Sheet1.B3:Sheet1.B3 Sheet1.G4:Sheet1.G13 Sheet1.A4:Sheet1.A13 Sheet1.C3:Sheet1.C3 Sheet1.H4:Sheet1.H13 Sheet1.A4:Sheet1.A13 Sheet1.D3:Sheet1.D3 Sheet1.I4:Sheet1.I13 Sheet1.A4:Sheet1.A13 Sheet1.E3:Sheet1.E3 Sheet1.J4:Sheet1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4.75mm" svg:x="0.83mm" svg:y="78.52mm">
            <draw:object draw:notify-on-update-of-ranges="Sheet1.A4:Sheet1.A13 Sheet1.B3:Sheet1.B3 Sheet1.B4:Sheet1.B13 Sheet1.A4:Sheet1.A13 Sheet1.C3:Sheet1.C3 Sheet1.C4:Sheet1.C13 Sheet1.A4:Sheet1.A13 Sheet1.D3:Sheet1.D3 Sheet1.D4:Sheet1.D13 Sheet1.A4:Sheet1.A13 Sheet1.E3:Sheet1.E3 Sheet1.E4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15"/>
        <table:table-column table:style-name="co6" table:default-cell-style-name="ce5"/>
        <table:table-column table:style-name="co5" table:number-columns-repeated="3" table:default-cell-style-name="ce23"/>
        <table:table-row table:style-name="ro1">
          <table:table-cell table:style-name="Default"/>
          <table:table-cell table:style-name="ce9" office:value-type="string" calcext:value-type="string" table:number-columns-spanned="4" table:number-rows-spanned="2">
            <text:p>Time</text:p>
          </table:table-cell>
          <table:covered-table-cell table:number-columns-repeated="3" table:style-name="ce19"/>
          <table:table-cell table:style-name="ce14"/>
          <table:table-cell table:style-name="ce9" office:value-type="string" calcext:value-type="string" table:number-columns-spanned="4" table:number-rows-spanned="2">
            <text:p>Speedup</text:p>
          </table:table-cell>
          <table:covered-table-cell table:number-columns-repeated="3" table:style-name="ce19"/>
        </table:table-row>
        <table:table-row table:style-name="ro1">
          <table:table-cell table:style-name="ce1"/>
          <table:covered-table-cell table:style-name="ce10"/>
          <table:covered-table-cell table:number-columns-repeated="3" table:style-name="ce19"/>
          <table:table-cell table:style-name="ce14"/>
          <table:covered-table-cell table:style-name="ce10"/>
          <table:covered-table-cell table:number-columns-repeated="3" table:style-name="ce19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Optimice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Final</text:p>
          </table:table-cell>
          <table:table-cell/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Optimice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Final</text:p>
          </table:table-cell>
        </table:table-row>
        <table:table-row table:style-name="ro1">
          <table:table-cell table:formula="of:=100*100" office:value-type="float" office:value="10000" calcext:value-type="float">
            <text:p>10000</text:p>
          </table:table-cell>
          <table:table-cell office:value-type="float" office:value="0.003980925" calcext:value-type="float">
            <text:p>0,003980925</text:p>
          </table:table-cell>
          <table:table-cell office:value-type="float" office:value="0.003677123" calcext:value-type="float">
            <text:p>0,003677123</text:p>
          </table:table-cell>
          <table:table-cell office:value-type="float" office:value="0.0019879" calcext:value-type="float">
            <text:p>0,0019879</text:p>
          </table:table-cell>
          <table:table-cell office:value-type="float" office:value="0.001769725" calcext:value-type="float">
            <text:p>0,001769725</text:p>
          </table:table-cell>
          <table:table-cell/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08261948267708" calcext:value-type="float">
            <text:p>1,083</text:p>
          </table:table-cell>
          <table:table-cell table:formula="of:=[.$B4]/[.D4]" office:value-type="float" office:value="2.00257809748981" calcext:value-type="float">
            <text:p>2,003</text:p>
          </table:table-cell>
          <table:table-cell table:formula="of:=[.$B4]/[.E4]" office:value-type="float" office:value="2.24945966181186" calcext:value-type="float">
            <text:p>2,249</text:p>
          </table:table-cell>
        </table:table-row>
        <table:table-row table:style-name="ro1">
          <table:table-cell table:formula="of:=200*200" office:value-type="float" office:value="40000" calcext:value-type="float">
            <text:p>40000</text:p>
          </table:table-cell>
          <table:table-cell office:value-type="float" office:value="0.034884622" calcext:value-type="float">
            <text:p>0,034884622</text:p>
          </table:table-cell>
          <table:table-cell office:value-type="float" office:value="0.029573016" calcext:value-type="float">
            <text:p>0,029573016</text:p>
          </table:table-cell>
          <table:table-cell office:value-type="float" office:value="0.016440294" calcext:value-type="float">
            <text:p>0,016440294</text:p>
          </table:table-cell>
          <table:table-cell office:value-type="float" office:value="0.013966529" calcext:value-type="float">
            <text:p>0,013966529</text:p>
          </table:table-cell>
          <table:table-cell/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17960988490318" calcext:value-type="float">
            <text:p>1,180</text:p>
          </table:table-cell>
          <table:table-cell table:formula="of:=[.$B5]/[.D5]" office:value-type="float" office:value="2.12189769842315" calcext:value-type="float">
            <text:p>2,122</text:p>
          </table:table-cell>
          <table:table-cell table:formula="of:=[.$B5]/[.E5]" office:value-type="float" office:value="2.49773025209055" calcext:value-type="float">
            <text:p>2,498</text:p>
          </table:table-cell>
        </table:table-row>
        <table:table-row table:style-name="ro1">
          <table:table-cell table:formula="of:=300*300" office:value-type="float" office:value="90000" calcext:value-type="float">
            <text:p>90000</text:p>
          </table:table-cell>
          <table:table-cell office:value-type="float" office:value="0.127979552" calcext:value-type="float">
            <text:p>0,127979552</text:p>
          </table:table-cell>
          <table:table-cell office:value-type="float" office:value="0.100290315" calcext:value-type="float">
            <text:p>0,100290315</text:p>
          </table:table-cell>
          <table:table-cell office:value-type="float" office:value="0.058030211" calcext:value-type="float">
            <text:p>0,058030211</text:p>
          </table:table-cell>
          <table:table-cell office:value-type="float" office:value="0.047157307" calcext:value-type="float">
            <text:p>0,047157307</text:p>
          </table:table-cell>
          <table:table-cell/>
          <table:table-cell table:formula="of:=[.$B6]/[.B6]" office:value-type="float" office:value="1" calcext:value-type="float">
            <text:p>1</text:p>
          </table:table-cell>
          <table:table-cell table:formula="of:=[.$B6]/[.C6]" office:value-type="float" office:value="1.27609083688689" calcext:value-type="float">
            <text:p>1,276</text:p>
          </table:table-cell>
          <table:table-cell table:formula="of:=[.$B6]/[.D6]" office:value-type="float" office:value="2.20539525524041" calcext:value-type="float">
            <text:p>2,205</text:p>
          </table:table-cell>
          <table:table-cell table:formula="of:=[.$B6]/[.E6]" office:value-type="float" office:value="2.7138859307636" calcext:value-type="float">
            <text:p>2,714</text:p>
          </table:table-cell>
        </table:table-row>
        <table:table-row table:style-name="ro1">
          <table:table-cell table:formula="of:=400*400" office:value-type="float" office:value="160000" calcext:value-type="float">
            <text:p>160000</text:p>
          </table:table-cell>
          <table:table-cell office:value-type="float" office:value="0.319145428" calcext:value-type="float">
            <text:p>0,319145428</text:p>
          </table:table-cell>
          <table:table-cell office:value-type="float" office:value="0.235611805" calcext:value-type="float">
            <text:p>0,235611805</text:p>
          </table:table-cell>
          <table:table-cell office:value-type="float" office:value="0.146858441" calcext:value-type="float">
            <text:p>0,146858441</text:p>
          </table:table-cell>
          <table:table-cell office:value-type="float" office:value="0.11335879" calcext:value-type="float">
            <text:p>0,11335879</text:p>
          </table:table-cell>
          <table:table-cell/>
          <table:table-cell table:formula="of:=[.$B7]/[.B7]" office:value-type="float" office:value="1" calcext:value-type="float">
            <text:p>1</text:p>
          </table:table-cell>
          <table:table-cell table:formula="of:=[.$B7]/[.C7]" office:value-type="float" office:value="1.35453920910287" calcext:value-type="float">
            <text:p>1,355</text:p>
          </table:table-cell>
          <table:table-cell table:formula="of:=[.$B7]/[.D7]" office:value-type="float" office:value="2.17315004726218" calcext:value-type="float">
            <text:p>2,173</text:p>
          </table:table-cell>
          <table:table-cell table:formula="of:=[.$B7]/[.E7]" office:value-type="float" office:value="2.81535669179249" calcext:value-type="float">
            <text:p>2,815</text:p>
          </table:table-cell>
        </table:table-row>
        <table:table-row table:style-name="ro1">
          <table:table-cell table:formula="of:=500*500" office:value-type="float" office:value="250000" calcext:value-type="float">
            <text:p>250000</text:p>
          </table:table-cell>
          <table:table-cell office:value-type="float" office:value="0.65206416" calcext:value-type="float">
            <text:p>0,65206416</text:p>
          </table:table-cell>
          <table:table-cell office:value-type="float" office:value="0.459986433" calcext:value-type="float">
            <text:p>0,459986433</text:p>
          </table:table-cell>
          <table:table-cell office:value-type="float" office:value="0.299692293" calcext:value-type="float">
            <text:p>0,299692293</text:p>
          </table:table-cell>
          <table:table-cell office:value-type="float" office:value="0.216733081" calcext:value-type="float">
            <text:p>0,216733081</text:p>
          </table:table-cell>
          <table:table-cell/>
          <table:table-cell table:formula="of:=[.$B8]/[.B8]" office:value-type="float" office:value="1" calcext:value-type="float">
            <text:p>1</text:p>
          </table:table-cell>
          <table:table-cell table:formula="of:=[.$B8]/[.C8]" office:value-type="float" office:value="1.41757259175511" calcext:value-type="float">
            <text:p>1,418</text:p>
          </table:table-cell>
          <table:table-cell table:formula="of:=[.$B8]/[.D8]" office:value-type="float" office:value="2.17577887463392" calcext:value-type="float">
            <text:p>2,176</text:p>
          </table:table-cell>
          <table:table-cell table:formula="of:=[.$B8]/[.E8]" office:value-type="float" office:value="3.00860467166062" calcext:value-type="float">
            <text:p>3,009</text:p>
          </table:table-cell>
        </table:table-row>
        <table:table-row table:style-name="ro1">
          <table:table-cell table:formula="of:=600*600" office:value-type="float" office:value="360000" calcext:value-type="float">
            <text:p>360000</text:p>
          </table:table-cell>
          <table:table-cell office:value-type="float" office:value="1.142855204" calcext:value-type="float">
            <text:p>1,142855204</text:p>
          </table:table-cell>
          <table:table-cell office:value-type="float" office:value="0.793831277" calcext:value-type="float">
            <text:p>0,793831277</text:p>
          </table:table-cell>
          <table:table-cell office:value-type="float" office:value="0.531730338" calcext:value-type="float">
            <text:p>0,531730338</text:p>
          </table:table-cell>
          <table:table-cell office:value-type="float" office:value="0.375717627" calcext:value-type="float">
            <text:p>0,375717627</text:p>
          </table:table-cell>
          <table:table-cell/>
          <table:table-cell table:formula="of:=[.$B9]/[.B9]" office:value-type="float" office:value="1" calcext:value-type="float">
            <text:p>1</text:p>
          </table:table-cell>
          <table:table-cell table:formula="of:=[.$B9]/[.C9]" office:value-type="float" office:value="1.4396701630591" calcext:value-type="float">
            <text:p>1,440</text:p>
          </table:table-cell>
          <table:table-cell table:formula="of:=[.$B9]/[.D9]" office:value-type="float" office:value="2.14931351913947" calcext:value-type="float">
            <text:p>2,149</text:p>
          </table:table-cell>
          <table:table-cell table:formula="of:=[.$B9]/[.E9]" office:value-type="float" office:value="3.04179288346245" calcext:value-type="float">
            <text:p>3,042</text:p>
          </table:table-cell>
        </table:table-row>
        <table:table-row table:style-name="ro1">
          <table:table-cell table:formula="of:=700*700" office:value-type="float" office:value="490000" calcext:value-type="float">
            <text:p>490000</text:p>
          </table:table-cell>
          <table:table-cell office:value-type="float" office:value="2.01572215" calcext:value-type="float">
            <text:p>2,01572215</text:p>
          </table:table-cell>
          <table:table-cell office:value-type="float" office:value="1.264520877" calcext:value-type="float">
            <text:p>1,264520877</text:p>
          </table:table-cell>
          <table:table-cell office:value-type="float" office:value="0.975596828" calcext:value-type="float">
            <text:p>0,975596828</text:p>
          </table:table-cell>
          <table:table-cell office:value-type="float" office:value="0.596546093" calcext:value-type="float">
            <text:p>0,596546093</text:p>
          </table:table-cell>
          <table:table-cell/>
          <table:table-cell table:formula="of:=[.$B10]/[.B10]" office:value-type="float" office:value="1" calcext:value-type="float">
            <text:p>1</text:p>
          </table:table-cell>
          <table:table-cell table:formula="of:=[.$B10]/[.C10]" office:value-type="float" office:value="1.59406000064007" calcext:value-type="float">
            <text:p>1,594</text:p>
          </table:table-cell>
          <table:table-cell table:formula="of:=[.$B10]/[.D10]" office:value-type="float" office:value="2.06614258282521" calcext:value-type="float">
            <text:p>2,066</text:p>
          </table:table-cell>
          <table:table-cell table:formula="of:=[.$B10]/[.E10]" office:value-type="float" office:value="3.37898810109213" calcext:value-type="float">
            <text:p>3,379</text:p>
          </table:table-cell>
        </table:table-row>
        <table:table-row table:style-name="ro1">
          <table:table-cell table:formula="of:=800*800" office:value-type="float" office:value="640000" calcext:value-type="float">
            <text:p>640000</text:p>
          </table:table-cell>
          <table:table-cell office:value-type="float" office:value="3.010743604" calcext:value-type="float">
            <text:p>3,010743604</text:p>
          </table:table-cell>
          <table:table-cell office:value-type="float" office:value="1.912254645" calcext:value-type="float">
            <text:p>1,912254645</text:p>
          </table:table-cell>
          <table:table-cell office:value-type="float" office:value="1.663677078" calcext:value-type="float">
            <text:p>1,663677078</text:p>
          </table:table-cell>
          <table:table-cell office:value-type="float" office:value="0.901891401" calcext:value-type="float">
            <text:p>0,901891401</text:p>
          </table:table-cell>
          <table:table-cell/>
          <table:table-cell table:formula="of:=[.$B11]/[.B11]" office:value-type="float" office:value="1" calcext:value-type="float">
            <text:p>1</text:p>
          </table:table-cell>
          <table:table-cell table:formula="of:=[.$B11]/[.C11]" office:value-type="float" office:value="1.57444700781469" calcext:value-type="float">
            <text:p>1,574</text:p>
          </table:table-cell>
          <table:table-cell table:formula="of:=[.$B11]/[.D11]" office:value-type="float" office:value="1.80969230376089" calcext:value-type="float">
            <text:p>1,810</text:p>
          </table:table-cell>
          <table:table-cell table:formula="of:=[.$B11]/[.E11]" office:value-type="float" office:value="3.3382551387692" calcext:value-type="float">
            <text:p>3,338</text:p>
          </table:table-cell>
        </table:table-row>
        <table:table-row table:style-name="ro1">
          <table:table-cell table:formula="of:=900*900" office:value-type="float" office:value="810000" calcext:value-type="float">
            <text:p>810000</text:p>
          </table:table-cell>
          <table:table-cell office:value-type="float" office:value="5.082426087" calcext:value-type="float">
            <text:p>5,082426087</text:p>
          </table:table-cell>
          <table:table-cell office:value-type="float" office:value="2.757078946" calcext:value-type="float">
            <text:p>2,757078946</text:p>
          </table:table-cell>
          <table:table-cell office:value-type="float" office:value="2.685394587" calcext:value-type="float">
            <text:p>2,685394587</text:p>
          </table:table-cell>
          <table:table-cell office:value-type="float" office:value="1.281638255" calcext:value-type="float">
            <text:p>1,281638255</text:p>
          </table:table-cell>
          <table:table-cell/>
          <table:table-cell table:formula="of:=[.$B12]/[.B12]" office:value-type="float" office:value="1" calcext:value-type="float">
            <text:p>1</text:p>
          </table:table-cell>
          <table:table-cell table:formula="of:=[.$B12]/[.C12]" office:value-type="float" office:value="1.84340970517861" calcext:value-type="float">
            <text:p>1,843</text:p>
          </table:table-cell>
          <table:table-cell table:formula="of:=[.$B12]/[.D12]" office:value-type="float" office:value="1.89261798307185" calcext:value-type="float">
            <text:p>1,893</text:p>
          </table:table-cell>
          <table:table-cell table:formula="of:=[.$B12]/[.E12]" office:value-type="float" office:value="3.96556990022118" calcext:value-type="float">
            <text:p>3,966</text:p>
          </table:table-cell>
        </table:table-row>
        <table:table-row table:style-name="ro1">
          <table:table-cell table:formula="of:=1000*1000" office:value-type="float" office:value="1000000" calcext:value-type="float">
            <text:p>1000000</text:p>
          </table:table-cell>
          <table:table-cell office:value-type="float" office:value="6.712470829" calcext:value-type="float">
            <text:p>6,712470829</text:p>
          </table:table-cell>
          <table:table-cell office:value-type="float" office:value="3.803131272" calcext:value-type="float">
            <text:p>3,803131272</text:p>
          </table:table-cell>
          <table:table-cell office:value-type="float" office:value="3.587921658" calcext:value-type="float">
            <text:p>3,587921658</text:p>
          </table:table-cell>
          <table:table-cell office:value-type="float" office:value="1.79953626" calcext:value-type="float">
            <text:p>1,79953626</text:p>
          </table:table-cell>
          <table:table-cell/>
          <table:table-cell table:formula="of:=[.$B13]/[.B13]" office:value-type="float" office:value="1" calcext:value-type="float">
            <text:p>1</text:p>
          </table:table-cell>
          <table:table-cell table:formula="of:=[.$B13]/[.C13]" office:value-type="float" office:value="1.76498531050442" calcext:value-type="float">
            <text:p>1,765</text:p>
          </table:table-cell>
          <table:table-cell table:formula="of:=[.$B13]/[.D13]" office:value-type="float" office:value="1.8708521168608" calcext:value-type="float">
            <text:p>1,871</text:p>
          </table:table-cell>
          <table:table-cell table:formula="of:=[.$B13]/[.E13]" office:value-type="float" office:value="3.73011146160511" calcext:value-type="float">
            <text:p>3,73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8" table:formula="of:=1500*1500" office:value-type="float" office:value="2250000" calcext:value-type="float">
            <text:p>2250000</text:p>
          </table:table-cell>
          <table:table-cell table:style-name="ce11" office:value-type="float" office:value="31.838630111" calcext:value-type="float">
            <text:p>31,839</text:p>
          </table:table-cell>
          <table:table-cell table:style-name="ce11" office:value-type="float" office:value="12.943781235" calcext:value-type="float">
            <text:p>12,944</text:p>
          </table:table-cell>
          <table:table-cell table:style-name="ce11" office:value-type="float" office:value="13.821130733" calcext:value-type="float">
            <text:p>13,821</text:p>
          </table:table-cell>
          <table:table-cell table:style-name="ce11" office:value-type="float" office:value="5.900822364" calcext:value-type="float">
            <text:p>5,901</text:p>
          </table:table-cell>
          <table:table-cell/>
          <table:table-cell table:style-name="ce11" table:formula="of:=[.$B15]/[.B15]" office:value-type="float" office:value="1" calcext:value-type="float">
            <text:p>1,000</text:p>
          </table:table-cell>
          <table:table-cell table:style-name="ce11" table:formula="of:=[.$B15]/[.C15]" office:value-type="float" office:value="2.45976268703525" calcext:value-type="float">
            <text:p>2,460</text:p>
          </table:table-cell>
          <table:table-cell table:style-name="ce11" table:formula="of:=[.$B15]/[.D15]" office:value-type="float" office:value="2.30361977800995" calcext:value-type="float">
            <text:p>2,304</text:p>
          </table:table-cell>
          <table:table-cell table:style-name="ce11" table:formula="of:=[.$B15]/[.E15]" office:value-type="float" office:value="5.3956259224549" calcext:value-type="float">
            <text:p>5,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 number:title="User-defined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31:02.046495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3:54.546548521</meta:creation-date>
    <dc:date>2020-02-06T14:40:36.975977793</dc:date>
    <meta:editing-duration>PT32M21S</meta:editing-duration>
    <meta:editing-cycles>5</meta:editing-cycles>
    <meta:generator>LibreOffice/6.2.8.2$Linux_X86_64 LibreOffice_project/20$Build-2</meta:generator>
    <meta:document-statistic meta:table-count="1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heet1.A4:Sheet1.A13 Sheet1.B3:Sheet1.E3 Sheet1.G4:Sheet1.J13" chart:data-source-has-labels="row" svg:x="0.692cm" svg:y="0.203cm" svg:width="12.547cm" svg:height="8.271cm">
          <chartooo:coordinate-region svg:x="1.79cm" svg:y="0.402cm" svg:width="10.799cm" svg:height="7.425cm"/>
          <chart:axis chart:dimension="x" chart:name="primary-x" chart:style-name="ch4">
            <chart:title svg:x="6.59cm" svg:y="8.44cm" chart:style-name="ch5">
              <text:p>Size</text:p>
            </chart:title>
          </chart:axis>
          <chart:axis chart:dimension="y" chart:name="primary-y" chart:style-name="ch4">
            <chart:title svg:x="0cm" svg:y="5.057cm" chart:style-name="ch6">
              <text:p>Speedup</text:p>
            </chart:title>
            <chart:grid chart:style-name="ch7" chart:class="major"/>
          </chart:axis>
          <chart:series chart:style-name="ch8" chart:values-cell-range-address="Sheet1.G4:Sheet1.G13" chart:label-cell-address="Sheet1.B3:Sheet1.B3" chart:class="chart:scatter">
            <chart:domain table:cell-range-address="Sheet1.A4:Sheet1.A13"/>
            <chart:data-point chart:repeated="10"/>
          </chart:series>
          <chart:series chart:style-name="ch9" chart:values-cell-range-address="Sheet1.H4:Sheet1.H13" chart:label-cell-address="Sheet1.C3:Sheet1.C3" chart:class="chart:scatter">
            <chart:data-point chart:repeated="10"/>
          </chart:series>
          <chart:series chart:style-name="ch10" chart:values-cell-range-address="Sheet1.I4:Sheet1.I13" chart:label-cell-address="Sheet1.D3:Sheet1.D3" chart:class="chart:scatter">
            <chart:data-point chart:repeated="10"/>
          </chart:series>
          <chart:series chart:style-name="ch11" chart:values-cell-range-address="Sheet1.J4:Sheet1.J13" chart:label-cell-address="Sheet1.E3:Sheet1.E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ic</text:p>
                <draw:g>
                  <svg:desc>Sheet1.B3:Sheet1.B3</svg:desc>
                </draw:g>
              </table:table-cell>
              <table:table-cell office:value-type="string">
                <text:p>Optimiced</text:p>
                <draw:g>
                  <svg:desc>Sheet1.C3:Sheet1.C3</svg:desc>
                </draw:g>
              </table:table-cell>
              <table:table-cell office:value-type="string">
                <text:p>Parallel</text:p>
                <draw:g>
                  <svg:desc>Sheet1.D3:Sheet1.D3</svg:desc>
                </draw:g>
              </table:table-cell>
              <table:table-cell office:value-type="string">
                <text:p>Final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G4:Sheet1.G13</svg:desc>
                </draw:g>
              </table:table-cell>
              <table:table-cell office:value-type="float" office:value="1.08261948267708">
                <text:p>1.08261948267708</text:p>
                <draw:g>
                  <svg:desc>Sheet1.H4:Sheet1.H13</svg:desc>
                </draw:g>
              </table:table-cell>
              <table:table-cell office:value-type="float" office:value="2.00257809748981">
                <text:p>2.00257809748981</text:p>
                <draw:g>
                  <svg:desc>Sheet1.I4:Sheet1.I13</svg:desc>
                </draw:g>
              </table:table-cell>
              <table:table-cell office:value-type="float" office:value="2.24945966181186">
                <text:p>2.24945966181186</text:p>
                <draw:g>
                  <svg:desc>Sheet1.J4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1">
                <text:p>1</text:p>
              </table:table-cell>
              <table:table-cell office:value-type="float" office:value="1.17960988490318">
                <text:p>1.17960988490318</text:p>
              </table:table-cell>
              <table:table-cell office:value-type="float" office:value="2.12189769842315">
                <text:p>2.12189769842315</text:p>
              </table:table-cell>
              <table:table-cell office:value-type="float" office:value="2.49773025209055">
                <text:p>2.49773025209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0">
                <text:p>90000</text:p>
              </table:table-cell>
              <table:table-cell office:value-type="float" office:value="1">
                <text:p>1</text:p>
              </table:table-cell>
              <table:table-cell office:value-type="float" office:value="1.27609083688689">
                <text:p>1.27609083688689</text:p>
              </table:table-cell>
              <table:table-cell office:value-type="float" office:value="2.20539525524041">
                <text:p>2.20539525524041</text:p>
              </table:table-cell>
              <table:table-cell office:value-type="float" office:value="2.7138859307636">
                <text:p>2.7138859307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1">
                <text:p>1</text:p>
              </table:table-cell>
              <table:table-cell office:value-type="float" office:value="1.35453920910287">
                <text:p>1.35453920910287</text:p>
              </table:table-cell>
              <table:table-cell office:value-type="float" office:value="2.17315004726218">
                <text:p>2.17315004726218</text:p>
              </table:table-cell>
              <table:table-cell office:value-type="float" office:value="2.81535669179249">
                <text:p>2.81535669179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">
                <text:p>1</text:p>
              </table:table-cell>
              <table:table-cell office:value-type="float" office:value="1.41757259175511">
                <text:p>1.41757259175511</text:p>
              </table:table-cell>
              <table:table-cell office:value-type="float" office:value="2.17577887463392">
                <text:p>2.17577887463392</text:p>
              </table:table-cell>
              <table:table-cell office:value-type="float" office:value="3.00860467166062">
                <text:p>3.00860467166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00">
                <text:p>360000</text:p>
              </table:table-cell>
              <table:table-cell office:value-type="float" office:value="1">
                <text:p>1</text:p>
              </table:table-cell>
              <table:table-cell office:value-type="float" office:value="1.4396701630591">
                <text:p>1.4396701630591</text:p>
              </table:table-cell>
              <table:table-cell office:value-type="float" office:value="2.14931351913947">
                <text:p>2.14931351913947</text:p>
              </table:table-cell>
              <table:table-cell office:value-type="float" office:value="3.04179288346245">
                <text:p>3.04179288346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">
                <text:p>490000</text:p>
              </table:table-cell>
              <table:table-cell office:value-type="float" office:value="1">
                <text:p>1</text:p>
              </table:table-cell>
              <table:table-cell office:value-type="float" office:value="1.59406000064007">
                <text:p>1.59406000064007</text:p>
              </table:table-cell>
              <table:table-cell office:value-type="float" office:value="2.06614258282521">
                <text:p>2.06614258282521</text:p>
              </table:table-cell>
              <table:table-cell office:value-type="float" office:value="3.37898810109213">
                <text:p>3.37898810109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0">
                <text:p>640000</text:p>
              </table:table-cell>
              <table:table-cell office:value-type="float" office:value="1">
                <text:p>1</text:p>
              </table:table-cell>
              <table:table-cell office:value-type="float" office:value="1.57444700781469">
                <text:p>1.57444700781469</text:p>
              </table:table-cell>
              <table:table-cell office:value-type="float" office:value="1.80969230376089">
                <text:p>1.80969230376089</text:p>
              </table:table-cell>
              <table:table-cell office:value-type="float" office:value="3.3382551387692">
                <text:p>3.3382551387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00">
                <text:p>810000</text:p>
              </table:table-cell>
              <table:table-cell office:value-type="float" office:value="1">
                <text:p>1</text:p>
              </table:table-cell>
              <table:table-cell office:value-type="float" office:value="1.84340970517861">
                <text:p>1.84340970517861</text:p>
              </table:table-cell>
              <table:table-cell office:value-type="float" office:value="1.89261798307185">
                <text:p>1.89261798307185</text:p>
              </table:table-cell>
              <table:table-cell office:value-type="float" office:value="3.96556990022118">
                <text:p>3.96556990022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">
                <text:p>1</text:p>
              </table:table-cell>
              <table:table-cell office:value-type="float" office:value="1.76498531050442">
                <text:p>1.76498531050442</text:p>
              </table:table-cell>
              <table:table-cell office:value-type="float" office:value="1.8708521168608">
                <text:p>1.8708521168608</text:p>
              </table:table-cell>
              <table:table-cell office:value-type="float" office:value="3.73011146160511">
                <text:p>3.73011146160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476cm" xlink:href=".." xlink:type="simple" chart:class="chart:scatter" chart:style-name="ch1">
        <chart:legend chart:legend-position="end" svg:x="13.093cm" svg:y="3.692cm" style:legend-expansion="high" chart:style-name="ch2"/>
        <chart:plot-area chart:style-name="ch3" table:cell-range-address="Sheet1.A4:Sheet1.E13 Sheet1.B3:Sheet1.E3" chart:data-source-has-labels="row" svg:x="0.58cm" svg:y="0.224cm" svg:width="12.357cm" svg:height="8.702cm">
          <chartooo:coordinate-region svg:x="1.016cm" svg:y="0.423cm" svg:width="11.271cm" svg:height="7.856cm"/>
          <chart:axis chart:dimension="x" chart:name="primary-x" chart:style-name="ch4">
            <chart:title svg:x="6.383cm" svg:y="8.916cm" chart:style-name="ch5">
              <text:p>Size</text:p>
            </chart:title>
          </chart:axis>
          <chart:axis chart:dimension="y" chart:name="primary-y" chart:style-name="ch6">
            <chart:title svg:x="0cm" svg:y="5.214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13" chart:label-cell-address="Sheet1.B3:Sheet1.B3" chart:class="chart:scatter">
            <chart:domain table:cell-range-address="Sheet1.A4:Sheet1.A13"/>
            <chart:data-point chart:repeated="10"/>
          </chart:series>
          <chart:series chart:style-name="ch10" chart:values-cell-range-address="Sheet1.C4:Sheet1.C13" chart:label-cell-address="Sheet1.C3:Sheet1.C3" chart:class="chart:scatter">
            <chart:data-point chart:repeated="10"/>
          </chart:series>
          <chart:series chart:style-name="ch11" chart:values-cell-range-address="Sheet1.D4:Sheet1.D13" chart:label-cell-address="Sheet1.D3:Sheet1.D3" chart:class="chart:scatter">
            <chart:data-point chart:repeated="10"/>
          </chart:series>
          <chart:series chart:style-name="ch12" chart:values-cell-range-address="Sheet1.E4:Sheet1.E13" chart:label-cell-address="Sheet1.E3:Sheet1.E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ic</text:p>
                <draw:g>
                  <svg:desc>Sheet1.B3:Sheet1.B3</svg:desc>
                </draw:g>
              </table:table-cell>
              <table:table-cell office:value-type="string">
                <text:p>Optimiced</text:p>
                <draw:g>
                  <svg:desc>Sheet1.C3:Sheet1.C3</svg:desc>
                </draw:g>
              </table:table-cell>
              <table:table-cell office:value-type="string">
                <text:p>Parallel</text:p>
                <draw:g>
                  <svg:desc>Sheet1.D3:Sheet1.D3</svg:desc>
                </draw:g>
              </table:table-cell>
              <table:table-cell office:value-type="string">
                <text:p>Final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4:Sheet1.A13</svg:desc>
                </draw:g>
              </table:table-cell>
              <table:table-cell office:value-type="float" office:value="0.003980925">
                <text:p>0.003980925</text:p>
                <draw:g>
                  <svg:desc>Sheet1.B4:Sheet1.B13</svg:desc>
                </draw:g>
              </table:table-cell>
              <table:table-cell office:value-type="float" office:value="0.003677123">
                <text:p>0.003677123</text:p>
                <draw:g>
                  <svg:desc>Sheet1.C4:Sheet1.C13</svg:desc>
                </draw:g>
              </table:table-cell>
              <table:table-cell office:value-type="float" office:value="0.0019879">
                <text:p>0.0019879</text:p>
                <draw:g>
                  <svg:desc>Sheet1.D4:Sheet1.D13</svg:desc>
                </draw:g>
              </table:table-cell>
              <table:table-cell office:value-type="float" office:value="0.001769725">
                <text:p>0.001769725</text:p>
                <draw:g>
                  <svg:desc>Sheet1.E4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0.034884622">
                <text:p>0.034884622</text:p>
              </table:table-cell>
              <table:table-cell office:value-type="float" office:value="0.029573016">
                <text:p>0.029573016</text:p>
              </table:table-cell>
              <table:table-cell office:value-type="float" office:value="0.016440294">
                <text:p>0.016440294</text:p>
              </table:table-cell>
              <table:table-cell office:value-type="float" office:value="0.013966529">
                <text:p>0.013966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0">
                <text:p>90000</text:p>
              </table:table-cell>
              <table:table-cell office:value-type="float" office:value="0.127979552">
                <text:p>0.127979552</text:p>
              </table:table-cell>
              <table:table-cell office:value-type="float" office:value="0.100290315">
                <text:p>0.100290315</text:p>
              </table:table-cell>
              <table:table-cell office:value-type="float" office:value="0.058030211">
                <text:p>0.058030211</text:p>
              </table:table-cell>
              <table:table-cell office:value-type="float" office:value="0.047157307">
                <text:p>0.047157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">
                <text:p>160000</text:p>
              </table:table-cell>
              <table:table-cell office:value-type="float" office:value="0.319145428">
                <text:p>0.319145428</text:p>
              </table:table-cell>
              <table:table-cell office:value-type="float" office:value="0.235611805">
                <text:p>0.235611805</text:p>
              </table:table-cell>
              <table:table-cell office:value-type="float" office:value="0.146858441">
                <text:p>0.146858441</text:p>
              </table:table-cell>
              <table:table-cell office:value-type="float" office:value="0.11335879">
                <text:p>0.11335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65206416">
                <text:p>0.65206416</text:p>
              </table:table-cell>
              <table:table-cell office:value-type="float" office:value="0.459986433">
                <text:p>0.459986433</text:p>
              </table:table-cell>
              <table:table-cell office:value-type="float" office:value="0.299692293">
                <text:p>0.299692293</text:p>
              </table:table-cell>
              <table:table-cell office:value-type="float" office:value="0.216733081">
                <text:p>0.216733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00">
                <text:p>360000</text:p>
              </table:table-cell>
              <table:table-cell office:value-type="float" office:value="1.142855204">
                <text:p>1.142855204</text:p>
              </table:table-cell>
              <table:table-cell office:value-type="float" office:value="0.793831277">
                <text:p>0.793831277</text:p>
              </table:table-cell>
              <table:table-cell office:value-type="float" office:value="0.531730338">
                <text:p>0.531730338</text:p>
              </table:table-cell>
              <table:table-cell office:value-type="float" office:value="0.375717627">
                <text:p>0.375717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00">
                <text:p>490000</text:p>
              </table:table-cell>
              <table:table-cell office:value-type="float" office:value="2.01572215">
                <text:p>2.01572215</text:p>
              </table:table-cell>
              <table:table-cell office:value-type="float" office:value="1.264520877">
                <text:p>1.264520877</text:p>
              </table:table-cell>
              <table:table-cell office:value-type="float" office:value="0.975596828">
                <text:p>0.975596828</text:p>
              </table:table-cell>
              <table:table-cell office:value-type="float" office:value="0.596546093">
                <text:p>0.596546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0">
                <text:p>640000</text:p>
              </table:table-cell>
              <table:table-cell office:value-type="float" office:value="3.010743604">
                <text:p>3.010743604</text:p>
              </table:table-cell>
              <table:table-cell office:value-type="float" office:value="1.912254645">
                <text:p>1.912254645</text:p>
              </table:table-cell>
              <table:table-cell office:value-type="float" office:value="1.663677078">
                <text:p>1.663677078</text:p>
              </table:table-cell>
              <table:table-cell office:value-type="float" office:value="0.901891401">
                <text:p>0.901891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00">
                <text:p>810000</text:p>
              </table:table-cell>
              <table:table-cell office:value-type="float" office:value="5.082426087">
                <text:p>5.082426087</text:p>
              </table:table-cell>
              <table:table-cell office:value-type="float" office:value="2.757078946">
                <text:p>2.757078946</text:p>
              </table:table-cell>
              <table:table-cell office:value-type="float" office:value="2.685394587">
                <text:p>2.685394587</text:p>
              </table:table-cell>
              <table:table-cell office:value-type="float" office:value="1.281638255">
                <text:p>1.281638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6.712470829">
                <text:p>6.712470829</text:p>
              </table:table-cell>
              <table:table-cell office:value-type="float" office:value="3.803131272">
                <text:p>3.803131272</text:p>
              </table:table-cell>
              <table:table-cell office:value-type="float" office:value="3.587921658">
                <text:p>3.587921658</text:p>
              </table:table-cell>
              <table:table-cell office:value-type="float" office:value="1.79953626">
                <text:p>1.79953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